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d85f" officeooo:paragraph-rsid="000bd85f"/>
    </style:style>
    <style:style style:name="P2" style:family="paragraph" style:parent-style-name="Text_20_body">
      <style:text-properties officeooo:rsid="000bd85f" officeooo:paragraph-rsid="000bd85f"/>
    </style:style>
    <style:style style:name="P3" style:family="paragraph" style:parent-style-name="Heading_20_2">
      <style:text-properties officeooo:rsid="000bd85f" officeooo:paragraph-rsid="000bd85f"/>
    </style:style>
    <style:style style:name="P4" style:family="paragraph" style:parent-style-name="Standard">
      <style:text-properties officeooo:rsid="000bd85f" officeooo:paragraph-rsid="000bd85f" fo:background-color="#ffff00"/>
    </style:style>
    <style:style style:name="P5" style:family="paragraph" style:parent-style-name="Standard">
      <style:text-properties officeooo:rsid="000dc6d2" officeooo:paragraph-rsid="000dc6d2"/>
    </style:style>
    <style:style style:name="P6" style:family="paragraph" style:parent-style-name="Standard">
      <style:paragraph-properties style:line-height-at-least="0.503cm"/>
      <style:text-properties fo:color="#d4d4d4" loext:opacity="100%" style:font-name="Droid Sans Mono" fo:font-size="10.5pt" fo:font-weight="normal" fo:background-color="#1e1e1e"/>
    </style:style>
    <style:style style:name="P7" style:family="paragraph" style:parent-style-name="Standard">
      <style:paragraph-properties style:line-height-at-least="0.503cm"/>
    </style:style>
    <style:style style:name="P8" style:family="paragraph" style:parent-style-name="Standard">
      <style:paragraph-properties style:line-height-at-least="0.503cm"/>
      <style:text-properties officeooo:rsid="000bd85f"/>
    </style:style>
    <style:style style:name="T1" style:family="text">
      <style:text-properties fo:font-size="16pt"/>
    </style:style>
    <style:style style:name="T2" style:family="text">
      <style:text-properties fo:font-size="12pt"/>
    </style:style>
    <style:style style:name="T3" style:family="text">
      <style:text-properties fo:color="#c586c0" loext:opacity="100%"/>
    </style:style>
    <style:style style:name="T4" style:family="text">
      <style:text-properties fo:color="#ce9178"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ísmo pro nadpis do hero sekce: Libre Baskerville</text:p>
      <text:p text:style-name="P1">&lt;link rel="preconnect" href="https://fonts.googleapis.com"&gt;</text:p>
      <text:p text:style-name="P1">&lt;link rel="preconnect" href="https://fonts.gstatic.com" crossorigin&gt;</text:p>
      <text:p text:style-name="P1">&lt;link href="https://fonts.googleapis.com/css2?family=Libre+Baskerville:ital,wght@0,400;0,700;1,400&amp;family=Lora:ital,wght@0,400;0,700;1,400;1,700&amp;family=Montserrat:wght@300;400;500&amp;family=Playfair+Display:wght@400;700&amp;display=swap" rel="stylesheet"&gt;</text:p>
      <text:p text:style-name="P1"/>
      <text:p text:style-name="P5">2.5. 22:37 – končím přidání scriptů build a serve, nevidím NPM script dole// začít s prezentací eleventy 3</text:p>
      <text:p text:style-name="P1"/>
      <text:p text:style-name="P1"/>
      <text:h text:style-name="P3" text:outline-level="2"><text:span text:style-name="Strong_20_Emphasis"><text:span text:style-name="T1">Rafinované vs. Nerafinované</text:span></text:span></text:h>
      <text:p text:style-name="Text_20_body"><text:span text:style-name="T2">Existují dva základní druhy bambuckého másla. U </text:span><text:a xlink:type="simple" xlink:href="https://www.zdravizafriky.cz/rafinovane-bambucke-maslo/" text:style-name="Internet_20_link" text:visited-style-name="Visited_20_Internet_20_Link"><text:span text:style-name="T2">rafinovaného bambuckého másla</text:span></text:a><text:span text:style-name="T2"> si je třeba dát pozor na to, jak bylo rafinováno. Celý proces začíná extrahováním za pomocí vysokých teplot. Poté se rafinuje buď za pomocí chemických látek (např. </text:span><text:a xlink:type="simple" xlink:href="https://cs.wikipedia.org/wiki/Hexan" office:target-frame-name="_blank" xlink:show="new" text:style-name="Internet_20_link" text:visited-style-name="Visited_20_Internet_20_Link"><text:span text:style-name="T2">Hexan</text:span></text:a><text:span text:style-name="T2">), anebo bez nich. Při rafinaci dochází ke korekci defektů ve vůni, chuti či kyselosti oleje. Mnoho výhod a vitamínů (vitamín A a E) je tímto procesem ztraceno - až 75% bioaktivních složek proces rafinování zničí.</text:span></text:p>
      <text:p text:style-name="Text_20_body"><text:a xlink:type="simple" xlink:href="https://www.zdravizafriky.cz/bio-nerafinovane-bambucke-maslo-1kg/" text:style-name="Internet_20_link" text:visited-style-name="Visited_20_Internet_20_Link"><text:span text:style-name="T2">Nerafinované bambucké máslo</text:span></text:a><text:span text:style-name="T2"> je extrahováno podle tradičních západo – afrických metod bez přidání chemických látek. Obsahuje vitamín A, vitamín E, mastné kyseliny a další výživné látky. Díky jeho šetrnějšímu způsobu zpracování je kvalitnější, a tím pádem také dražší. Nicméně my ho rozhodně doporučujeme. </text:span></text:p>
      <text:p text:style-name="P2"><text:span text:style-name="T2">Dále můžete zvážit, v jaké formě máslo potřebujete. </text:span><text:span text:style-name="Strong_20_Emphasis"><text:span text:style-name="T2">Šlehané máslo</text:span></text:span><text:span text:style-name="T2"> se snadněji roztírá a je na první dotek mnohem příjemnější. U </text:span><text:span text:style-name="Strong_20_Emphasis"><text:span text:style-name="T2">přírodní formy</text:span></text:span><text:span text:style-name="T2"> můžete poprvé nabýt dojmu, že je tvrdší a jeho konzistence nemusí odpovídat tomu, na co jste u kosmetických produktů zvyklí. Před aplikací na pokožku ho musíte nejdříve nechat rozpustit na prstech. Není to ale nic dramatického a při druhém použití se nad tím ani nepozastavíte. Výhody přirozené formy určitě oceníte při výrobě vlastní domácí kosmetiky. U šlehaného produktu si připlácíte právě za extra práci, kterou šlehání obnáší. Pokud si za to připlácet nechcete, můžete si </text:span><text:a xlink:type="simple" xlink:href="https://www.zdravizafriky.cz/blog/jak-vyslehat-bambucke-maslo/" text:style-name="Internet_20_link" text:visited-style-name="Visited_20_Internet_20_Link"><text:span text:style-name="T2">bambucké máslo vyšlehat sami doma</text:span></text:a><text:span text:style-name="T2">.</text:span></text:p>
      <text:p text:style-name="Text_20_body"><text:span text:style-name="T2">Výhodou je, že </text:span><text:a xlink:type="simple" xlink:href="https://www.zdravizafriky.cz/blog/trvanlivost-bambuckeho-masla/" text:style-name="Internet_20_link" text:visited-style-name="Visited_20_Internet_20_Link"><text:span text:style-name="T2">trvanlivost bambuckého másla</text:span></text:a><text:span text:style-name="T2"> je při správném uchování až dva roky, takže se při pořízení většího balení nemusíte obávat jeho zkažení. Pak už jen záleží, zda si chcete koupit čisté univerzální bambucké máslo nebo si pro jeho aroma, barvu či účinek vyberete namíchaný produkt. Nejčastěji se z karité vyrábí </text:span><text:a xlink:type="simple" xlink:href="https://www.zdravizafriky.cz/produkty-z-bambuckeho-masla/" text:style-name="Internet_20_link" text:visited-style-name="Visited_20_Internet_20_Link"><text:span text:style-name="T2">mýdla, krémy, scruby, balzámy</text:span></text:a><text:span text:style-name="T2">, </text:span><text:a xlink:type="simple" xlink:href="https://www.zdravizafriky.cz/vlasova-kosmetika/" text:style-name="Internet_20_link" text:visited-style-name="Visited_20_Internet_20_Link"><text:span text:style-name="T2">kondicionéry a šampóny přidáním bylinek</text:span></text:a><text:span text:style-name="T2">, macerátů a olejů.</text:span></text:p>
      <text:p text:style-name="Text_20_body"/>
      <text:p text:style-name="Text_20_body"/>
      <text:p text:style-name="P7"/>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21:49:50.071174780</meta:creation-date>
    <dc:date>2023-05-17T22:31:38.493783372</dc:date>
    <meta:editing-duration>PT1H29M46S</meta:editing-duration>
    <meta:editing-cycles>4</meta:editing-cycles>
    <meta:generator>LibreOffice/7.4.6.2$Linux_X86_64 LibreOffice_project/40$Build-2</meta:generator>
    <meta:document-statistic meta:table-count="0" meta:image-count="0" meta:object-count="0" meta:page-count="1" meta:paragraph-count="10" meta:word-count="319" meta:character-count="2385" meta:non-whitespace-character-count="2073"/>
  </office:meta>
</office:document-meta>
</file>